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5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cc33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ff99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2016-mulit-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number-columns-repeated="1019" table:default-cell-style-name="ce4"/>
        <table:table-row table:style-name="ro1">
          <table:table-cell table:style-name="ce1" table:number-columns-repeated="4"/>
          <table:table-cell/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001" calcext:value-type="float">
            <text:p>1001</text:p>
          </table:table-cell>
          <table:table-cell table:style-name="ce2" office:value-type="string" calcext:value-type="string">
            <text:p><text:a xlink:href="http://acm.hdu.edu.cn/contests/contest_showproblem.php?pid=1001&amp;cid=704" xlink:type="simple">Abandoned country</text:a></text:p>
          </table:table-cell>
          <table:table-cell table:style-name="ce2" office:value-type="string" calcext:value-type="string">
            <text:p>11.51%(346/3006)</text:p>
          </table:table-cell>
          <table:table-cell table:style-name="ce5" office:value-type="string" calcext:value-type="string">
            <text:p>最小生成树</text:p>
          </table:table-cell>
          <table:table-cell table:style-name="ce5" table:number-columns-repeated="1019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office:value-type="string" calcext:value-type="string">
            <text:p><text:a xlink:href="http://acm.hdu.edu.cn/contests/contest_showproblem.php?pid=1002&amp;cid=704" xlink:type="simple">Chess</text:a></text:p>
          </table:table-cell>
          <table:table-cell table:style-name="ce2" office:value-type="string" calcext:value-type="string">
            <text:p>7.61%(139/1826)</text:p>
          </table:table-cell>
          <table:table-cell table:style-name="ce5" office:value-type="string" calcext:value-type="string">
            <text:p>博弈SG</text:p>
          </table:table-cell>
          <table:table-cell table:number-columns-repeated="2" table:style-name="ce5" office:value-type="string" calcext:value-type="string">
            <text:p>sbn</text:p>
          </table:table-cell>
          <table:table-cell table:style-name="ce5"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string" calcext:value-type="string">
            <text:p><text:a xlink:href="http://acm.hdu.edu.cn/contests/contest_showproblem.php?pid=1003&amp;cid=704" xlink:type="simple">Game</text:a></text:p>
          </table:table-cell>
          <table:table-cell table:style-name="ce1" office:value-type="string" calcext:value-type="string">
            <text:p>10.48%(11/105)</text:p>
          </table:table-cell>
          <table:table-cell office:value-type="string" calcext:value-type="string">
            <text:p>最短路？？</text:p>
          </table:table-cell>
          <table:table-cell office:value-type="string" calcext:value-type="string">
            <text:p>？？？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string" calcext:value-type="string">
            <text:p><text:a xlink:href="http://acm.hdu.edu.cn/contests/contest_showproblem.php?pid=1004&amp;cid=704" xlink:type="simple">GCD</text:a></text:p>
          </table:table-cell>
          <table:table-cell table:style-name="ce2" office:value-type="string" calcext:value-type="string">
            <text:p>18.37%(153/833)</text:p>
          </table:table-cell>
          <table:table-cell table:style-name="ce5" office:value-type="string" calcext:value-type="string">
            <text:p>区间gcd计数</text:p>
          </table:table-cell>
          <table:table-cell table:number-columns-repeated="2" table:style-name="ce5" office:value-type="string" calcext:value-type="string">
            <text:p>sbn</text:p>
          </table:table-cell>
          <table:table-cell table:style-name="ce5" table:number-columns-repeated="1017"/>
        </table:table-row>
        <table:table-row table:style-name="ro2">
          <table:table-cell table:style-name="ce3" office:value-type="string" calcext:value-type="string">
            <text:p> </text:p>
          </table:table-cell>
          <table:table-cell table:style-name="ce3" office:value-type="float" office:value="1005" calcext:value-type="float">
            <text:p>1005</text:p>
          </table:table-cell>
          <table:table-cell table:style-name="ce3" office:value-type="string" calcext:value-type="string">
            <text:p><text:a xlink:href="http://acm.hdu.edu.cn/contests/contest_showproblem.php?pid=1005&amp;cid=704" xlink:type="simple">Necklace</text:a></text:p>
          </table:table-cell>
          <table:table-cell table:style-name="ce3" office:value-type="string" calcext:value-type="string">
            <text:p>9.95%(37/372)</text:p>
          </table:table-cell>
          <table:table-cell table:style-name="ce6" office:value-type="string" calcext:value-type="string">
            <text:p>暴枚+二分图匹配</text:p>
          </table:table-cell>
          <table:table-cell table:number-columns-repeated="2" table:style-name="ce6" office:value-type="string" calcext:value-type="string">
            <text:p>yqp</text:p>
          </table:table-cell>
          <table:table-cell table:style-name="ce6"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string" calcext:value-type="string">
            <text:p><text:a xlink:href="http://acm.hdu.edu.cn/contests/contest_showproblem.php?pid=1006&amp;cid=704" xlink:type="simple">PowMod</text:a></text:p>
          </table:table-cell>
          <table:table-cell table:style-name="ce1" office:value-type="string" calcext:value-type="string">
            <text:p>10.22%(14/137)</text:p>
          </table:table-cell>
          <table:table-cell office:value-type="string" calcext:value-type="string">
            <text:p>数论</text:p>
          </table:table-cell>
          <table:table-cell office:value-type="string" calcext:value-type="string">
            <text:p>sbn/yqp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 </text:p>
          </table:table-cell>
          <table:table-cell table:style-name="ce3" office:value-type="float" office:value="1007" calcext:value-type="float">
            <text:p>1007</text:p>
          </table:table-cell>
          <table:table-cell table:style-name="ce3" office:value-type="string" calcext:value-type="string">
            <text:p><text:a xlink:href="http://acm.hdu.edu.cn/contests/contest_showproblem.php?pid=1007&amp;cid=704" xlink:type="simple">Rigid Frameworks</text:a></text:p>
          </table:table-cell>
          <table:table-cell table:style-name="ce3" office:value-type="string" calcext:value-type="string">
            <text:p>61.36%(27/44)</text:p>
          </table:table-cell>
          <table:table-cell table:style-name="ce6" office:value-type="string" calcext:value-type="string">
            <text:p>想法+联通图计数</text:p>
          </table:table-cell>
          <table:table-cell table:number-columns-repeated="2" table:style-name="ce6" office:value-type="string" calcext:value-type="string">
            <text:p>yqp</text:p>
          </table:table-cell>
          <table:table-cell table:style-name="ce6"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8" calcext:value-type="float">
            <text:p>1008</text:p>
          </table:table-cell>
          <table:table-cell table:style-name="ce1" office:value-type="string" calcext:value-type="string">
            <text:p><text:a xlink:href="http://acm.hdu.edu.cn/contests/contest_showproblem.php?pid=1008&amp;cid=704" xlink:type="simple">Shell Necklace</text:a></text:p>
          </table:table-cell>
          <table:table-cell table:style-name="ce1" office:value-type="string" calcext:value-type="string">
            <text:p>17.19%(22/128)</text:p>
          </table:table-cell>
          <table:table-cell office:value-type="string" calcext:value-type="string">
            <text:p>分治FFT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9" calcext:value-type="float">
            <text:p>1009</text:p>
          </table:table-cell>
          <table:table-cell table:style-name="ce1" office:value-type="string" calcext:value-type="string">
            <text:p><text:a xlink:href="http://acm.hdu.edu.cn/contests/contest_showproblem.php?pid=1009&amp;cid=704" xlink:type="simple">Solid Dominoes Tilings</text:a></text:p>
          </table:table-cell>
          <table:table-cell table:style-name="ce1" office:value-type="string" calcext:value-type="string">
            <text:p>53.70%(29/54)</text:p>
          </table:table-cell>
          <table:table-cell office:value-type="string" calcext:value-type="string">
            <text:p>轮廓线dp+容斥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string" calcext:value-type="string">
            <text:p><text:a xlink:href="http://acm.hdu.edu.cn/contests/contest_showproblem.php?pid=1010&amp;cid=704" xlink:type="simple">Subway</text:a></text:p>
          </table:table-cell>
          <table:table-cell table:style-name="ce1" office:value-type="string" calcext:value-type="string">
            <text:p>8.42%(8/95)</text:p>
          </table:table-cell>
          <table:table-cell office:value-type="string" calcext:value-type="string">
            <text:p>树的同构判断</text:p>
          </table:table-cell>
          <table:table-cell office:value-type="string" calcext:value-type="string">
            <text:p>yqp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<text:a xlink:href="http://acm.hdu.edu.cn/contests/contest_showproblem.php?pid=1011&amp;cid=704" xlink:type="simple">tetrahedron</text:a></text:p>
          </table:table-cell>
          <table:table-cell table:style-name="ce2" office:value-type="string" calcext:value-type="string">
            <text:p>17.23%(118/685)</text:p>
          </table:table-cell>
          <table:table-cell table:style-name="ce5" office:value-type="string" calcext:value-type="string">
            <text:p>三维几何</text:p>
          </table:table-cell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赛中</text:p>
          </table:table-cell>
          <table:table-cell office:value-type="string" calcext:value-type="string">
            <text:p>赛后</text:p>
          </table:table-cell>
          <table:table-cell office:value-type="string" calcext:value-type="string">
            <text:p>未尝试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00／00／00</text:date>, <text:time style:data-style-name="N2" text:time-value="18:11:09.5655955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12:03:53.257053885</meta:creation-date>
    <dc:date>2016-07-20T18:11:37.701619331</dc:date>
    <meta:editing-duration>P0D</meta:editing-duration>
    <meta:editing-cycles>6</meta:editing-cycles>
    <meta:generator>LibreOffice/4.2.8.2$Linux_X86_64 LibreOffice_project/420m0$Build-2</meta:generator>
    <meta:document-statistic meta:table-count="1" meta:cell-count="72" meta:object-count="0"/>
  </office:meta>
</office:document-meta>
</file>